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8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VERONICA MODEN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RANJAS AMAZONICAS SAC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8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UENTES QUINO, OMAR GAL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</text:p>
          </table:table-cell>
        </table:table-row>
        <table:table-row>
          <table:table-cell table:style-name="Tabla1.A2" office:value-type="float" office:value="0">
            <text:p text:style-name="P7">VACUNAS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0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8:05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9:2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8T20:33:1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